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6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4.92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11.0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inal1" table:style-name="ta1">
        <table:shapes>
          <draw:frame draw:z-index="0" draw:style-name="gr1" draw:text-style-name="P1" svg:width="464.85mm" svg:height="218.34mm" svg:x="5.64mm" svg:y="108.91mm">
            <loext:p draw:notify-on-update-of-ranges="final1.A1:final1.A14 final1.B1:final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Variation in Crop Prices with monsoon season</text:p>
          </table:table-cell>
          <table:table-cell office:value-type="float" office:value="0.000972227504304964" calcext:value-type="float">
            <text:p>0.0009722275</text:p>
          </table:table-cell>
        </table:table-row>
        <table:table-row table:style-name="ro1">
          <table:table-cell office:value-type="string" calcext:value-type="string">
            <text:p>Educational Drives and Social Awareness on Farmer's Distress</text:p>
          </table:table-cell>
          <table:table-cell office:value-type="float" office:value="0.0106183202046164" calcext:value-type="float">
            <text:p>0.0106183202</text:p>
          </table:table-cell>
        </table:table-row>
        <table:table-row table:style-name="ro2">
          <table:table-cell office:value-type="string" calcext:value-type="string">
            <text:p>Opposition's protests and concerns on problems related to farmers (including Demonetization)</text:p>
          </table:table-cell>
          <table:table-cell office:value-type="float" office:value="0.0188710161930203" calcext:value-type="float">
            <text:p>0.0188710162</text:p>
          </table:table-cell>
        </table:table-row>
        <table:table-row table:style-name="ro1">
          <table:table-cell office:value-type="string" calcext:value-type="string">
            <text:p>District Administration and farmers Issues</text:p>
          </table:table-cell>
          <table:table-cell office:value-type="float" office:value="0.0189953089488859" calcext:value-type="float">
            <text:p>0.0189953089</text:p>
          </table:table-cell>
        </table:table-row>
        <table:table-row table:style-name="ro2">
          <table:table-cell office:value-type="string" calcext:value-type="string">
            <text:p>Politics in Maharashtra/Punjab over Compensation and Loan waiver for farmers</text:p>
          </table:table-cell>
          <table:table-cell office:value-type="float" office:value="0.0198620485805051" calcext:value-type="float">
            <text:p>0.0198620486</text:p>
          </table:table-cell>
        </table:table-row>
        <table:table-row table:style-name="ro1">
          <table:table-cell table:style-name="ce2" office:value-type="string" calcext:value-type="string">
            <text:p>Positive effect of climatic conditions on agriculture yield</text:p>
          </table:table-cell>
          <table:table-cell office:value-type="float" office:value="0.0410596049205369" calcext:value-type="float">
            <text:p>0.0410596049</text:p>
          </table:table-cell>
        </table:table-row>
        <table:table-row table:style-name="ro1">
          <table:table-cell table:style-name="ce3" office:value-type="string" calcext:value-type="string">
            <text:p>Crimes and Suicide in farmer community</text:p>
          </table:table-cell>
          <table:table-cell office:value-type="float" office:value="0.0424653677236235" calcext:value-type="float">
            <text:p>0.0424653677</text:p>
          </table:table-cell>
        </table:table-row>
        <table:table-row table:style-name="ro1">
          <table:table-cell office:value-type="string" calcext:value-type="string">
            <text:p>Training programmes and seminars to improve farming in States</text:p>
          </table:table-cell>
          <table:table-cell office:value-type="float" office:value="0.0482709316101602" calcext:value-type="float">
            <text:p>0.0482709316</text:p>
          </table:table-cell>
        </table:table-row>
        <table:table-row table:style-name="ro1">
          <table:table-cell office:value-type="string" calcext:value-type="string">
            <text:p>Cultural events related to farmers' distress</text:p>
          </table:table-cell>
          <table:table-cell office:value-type="float" office:value="0.0556414529188308" calcext:value-type="float">
            <text:p>0.0556414529</text:p>
          </table:table-cell>
        </table:table-row>
        <table:table-row table:style-name="ro1">
          <table:table-cell office:value-type="string" calcext:value-type="string">
            <text:p>Farmers' Distress regarding Minimum Support Price for Crops</text:p>
          </table:table-cell>
          <table:table-cell office:value-type="float" office:value="0.0563904890256507" calcext:value-type="float">
            <text:p>0.056390489</text:p>
          </table:table-cell>
        </table:table-row>
        <table:table-row table:style-name="ro1">
          <table:table-cell office:value-type="string" calcext:value-type="string">
            <text:p>Protests by farmers</text:p>
          </table:table-cell>
          <table:table-cell office:value-type="float" office:value="0.0708678721369039" calcext:value-type="float">
            <text:p>0.0708678721</text:p>
          </table:table-cell>
        </table:table-row>
        <table:table-row table:style-name="ro2">
          <table:table-cell office:value-type="string" calcext:value-type="string">
            <text:p>Loan waiver implementation by State Govts (and opposition's protests regarding the same)</text:p>
          </table:table-cell>
          <table:table-cell office:value-type="float" office:value="0.0752791667649535" calcext:value-type="float">
            <text:p>0.0752791668</text:p>
          </table:table-cell>
        </table:table-row>
        <table:table-row table:style-name="ro1">
          <table:table-cell office:value-type="string" calcext:value-type="string">
            <text:p>Irrigation concerns and water pollution affecting farming</text:p>
          </table:table-cell>
          <table:table-cell office:value-type="float" office:value="0.0966647418489707" calcext:value-type="float">
            <text:p>0.0966647418</text:p>
          </table:table-cell>
        </table:table-row>
        <table:table-row table:style-name="ro1">
          <table:table-cell office:value-type="string" calcext:value-type="string">
            <text:p>Disbursement of Loans and Subsidy by Banks for farmers</text:p>
          </table:table-cell>
          <table:table-cell office:value-type="float" office:value="0.122026421432536" calcext:value-type="float">
            <text:p>0.1220264214</text:p>
          </table:table-cell>
        </table:table-row>
      </table:table>
      <table:table table:name="final2" table:style-name="ta1">
        <table:shapes>
          <draw:frame draw:z-index="0" draw:style-name="gr1" draw:text-style-name="P1" svg:width="456.32mm" svg:height="218.34mm" svg:x="7.03mm" svg:y="104.56mm">
            <loext:p draw:notify-on-update-of-ranges="final2.A1:final2.A14 final2.B1:final2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Variation in Crop Prices with monsoon season</text:p>
          </table:table-cell>
          <table:table-cell office:value-type="float" office:value="0.000262927256792287" calcext:value-type="float">
            <text:p>0.0002629273</text:p>
          </table:table-cell>
        </table:table-row>
        <table:table-row table:style-name="ro1">
          <table:table-cell office:value-type="string" calcext:value-type="string">
            <text:p>District Administration and farmers Issues</text:p>
          </table:table-cell>
          <table:table-cell office:value-type="float" office:value="0.00245398773006135" calcext:value-type="float">
            <text:p>0.0024539877</text:p>
          </table:table-cell>
        </table:table-row>
        <table:table-row table:style-name="ro1">
          <table:table-cell office:value-type="string" calcext:value-type="string">
            <text:p>Educational Drives and Social Awareness on Farmer's Distress</text:p>
          </table:table-cell>
          <table:table-cell office:value-type="float" office:value="0.00736196319018405" calcext:value-type="float">
            <text:p>0.0073619632</text:p>
          </table:table-cell>
        </table:table-row>
        <table:table-row table:style-name="ro1">
          <table:table-cell office:value-type="string" calcext:value-type="string">
            <text:p>Training programmes and seminars to improve farming in States</text:p>
          </table:table-cell>
          <table:table-cell office:value-type="float" office:value="0.0122261174408414" calcext:value-type="float">
            <text:p>0.0122261174</text:p>
          </table:table-cell>
        </table:table-row>
        <table:table-row table:style-name="ro2">
          <table:table-cell office:value-type="string" calcext:value-type="string">
            <text:p>Politics in Maharashtra/Punjab over Compensation and Loan waiver for farmers</text:p>
          </table:table-cell>
          <table:table-cell office:value-type="float" office:value="0.014943032427695" calcext:value-type="float">
            <text:p>0.0149430324</text:p>
          </table:table-cell>
        </table:table-row>
        <table:table-row table:style-name="ro1">
          <table:table-cell table:style-name="ce2" office:value-type="string" calcext:value-type="string">
            <text:p>Positive effect of climatic conditions on agriculture yield</text:p>
          </table:table-cell>
          <table:table-cell office:value-type="float" office:value="0.0242769500438212" calcext:value-type="float">
            <text:p>0.02427695</text:p>
          </table:table-cell>
        </table:table-row>
        <table:table-row table:style-name="ro2">
          <table:table-cell office:value-type="string" calcext:value-type="string">
            <text:p>Opposition's protests and concerns on problems related to farmers (including Demonetization)</text:p>
          </table:table-cell>
          <table:table-cell office:value-type="float" office:value="0.0258106923751096" calcext:value-type="float">
            <text:p>0.0258106924</text:p>
          </table:table-cell>
        </table:table-row>
        <table:table-row table:style-name="ro1">
          <table:table-cell office:value-type="string" calcext:value-type="string">
            <text:p>Farmers' Distress regarding Minimum Support Price for Crops</text:p>
          </table:table-cell>
          <table:table-cell office:value-type="float" office:value="0.028396143733567" calcext:value-type="float">
            <text:p>0.0283961437</text:p>
          </table:table-cell>
        </table:table-row>
        <table:table-row table:style-name="ro2">
          <table:table-cell office:value-type="string" calcext:value-type="string">
            <text:p>Loan waiver implementation by State Govts (and opposition's protests regarding the same)</text:p>
          </table:table-cell>
          <table:table-cell office:value-type="float" office:value="0.0305433829973707" calcext:value-type="float">
            <text:p>0.030543383</text:p>
          </table:table-cell>
        </table:table-row>
        <table:table-row table:style-name="ro1">
          <table:table-cell office:value-type="string" calcext:value-type="string">
            <text:p>Cultural events related to farmers' distress</text:p>
          </table:table-cell>
          <table:table-cell office:value-type="float" office:value="0.04079754601227" calcext:value-type="float">
            <text:p>0.040797546</text:p>
          </table:table-cell>
        </table:table-row>
        <table:table-row table:style-name="ro1">
          <table:table-cell office:value-type="string" calcext:value-type="string">
            <text:p>Protests by farmers</text:p>
          </table:table-cell>
          <table:table-cell office:value-type="float" office:value="0.0607800175284838" calcext:value-type="float">
            <text:p>0.0607800175</text:p>
          </table:table-cell>
        </table:table-row>
        <table:table-row table:style-name="ro1">
          <table:table-cell office:value-type="string" calcext:value-type="string">
            <text:p>Disbursement of Loans and Subsidy by Banks for farmers</text:p>
          </table:table-cell>
          <table:table-cell office:value-type="float" office:value="0.107712532865907" calcext:value-type="float">
            <text:p>0.1077125329</text:p>
          </table:table-cell>
        </table:table-row>
        <table:table-row table:style-name="ro1">
          <table:table-cell table:style-name="ce3" office:value-type="string" calcext:value-type="string">
            <text:p>Crimes and Suicide in farmer community</text:p>
          </table:table-cell>
          <table:table-cell office:value-type="float" office:value="0.134092900964067" calcext:value-type="float">
            <text:p>0.134092901</text:p>
          </table:table-cell>
        </table:table-row>
        <table:table-row table:style-name="ro1">
          <table:table-cell office:value-type="string" calcext:value-type="string">
            <text:p>Irrigation concerns and water pollution affecting farming</text:p>
          </table:table-cell>
          <table:table-cell office:value-type="float" office:value="0.227651183172656" calcext:value-type="float">
            <text:p>0.2276511832</text:p>
          </table:table-cell>
        </table:table-row>
      </table:table>
      <table:table table:name="final3" table:style-name="ta1">
        <table:shapes>
          <draw:frame draw:z-index="0" draw:style-name="gr1" draw:text-style-name="P1" svg:width="463.47mm" svg:height="218.34mm" svg:x="18.55mm" svg:y="107mm">
            <loext:p draw:notify-on-update-of-ranges="final3.A1:final3.A14 final3.B1:final3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Variation in Crop Prices with monsoon season</text:p>
          </table:table-cell>
          <table:table-cell office:value-type="float" office:value="0.0000552333609500138" calcext:value-type="float">
            <text:p>5.52333609500138E-05</text:p>
          </table:table-cell>
        </table:table-row>
        <table:table-row table:style-name="ro1">
          <table:table-cell office:value-type="string" calcext:value-type="string">
            <text:p>Educational Drives and Social Awareness on Farmer's Distress</text:p>
          </table:table-cell>
          <table:table-cell office:value-type="float" office:value="0.00187793427230047" calcext:value-type="float">
            <text:p>0.0018779343</text:p>
          </table:table-cell>
        </table:table-row>
        <table:table-row table:style-name="ro1">
          <table:table-cell office:value-type="string" calcext:value-type="string">
            <text:p>District Administration and farmers Issues</text:p>
          </table:table-cell>
          <table:table-cell office:value-type="float" office:value="0.00247169290251312" calcext:value-type="float">
            <text:p>0.0024716929</text:p>
          </table:table-cell>
        </table:table-row>
        <table:table-row table:style-name="ro2">
          <table:table-cell office:value-type="string" calcext:value-type="string">
            <text:p>Politics in Maharashtra/Punjab over Compensation and Loan waiver for farmers</text:p>
          </table:table-cell>
          <table:table-cell office:value-type="float" office:value="0.00456365644849489" calcext:value-type="float">
            <text:p>0.0045636564</text:p>
          </table:table-cell>
        </table:table-row>
        <table:table-row table:style-name="ro1">
          <table:table-cell office:value-type="string" calcext:value-type="string">
            <text:p>Training programmes and seminars to improve farming in States</text:p>
          </table:table-cell>
          <table:table-cell office:value-type="float" office:value="0.00643468655067661" calcext:value-type="float">
            <text:p>0.0064346866</text:p>
          </table:table-cell>
        </table:table-row>
        <table:table-row table:style-name="ro2">
          <table:table-cell office:value-type="string" calcext:value-type="string">
            <text:p>Opposition's protests and concerns on problems related to farmers (including Demonetization)</text:p>
          </table:table-cell>
          <table:table-cell office:value-type="float" office:value="0.00869235017950842" calcext:value-type="float">
            <text:p>0.0086923502</text:p>
          </table:table-cell>
        </table:table-row>
        <table:table-row table:style-name="ro1">
          <table:table-cell table:style-name="ce2" office:value-type="string" calcext:value-type="string">
            <text:p>Positive effect of climatic conditions on agriculture yield</text:p>
          </table:table-cell>
          <table:table-cell office:value-type="float" office:value="0.00892709196354598" calcext:value-type="float">
            <text:p>0.008927092</text:p>
          </table:table-cell>
        </table:table-row>
        <table:table-row table:style-name="ro2">
          <table:table-cell office:value-type="string" calcext:value-type="string">
            <text:p>Loan waiver implementation by State Govts (and opposition's protests regarding the same)</text:p>
          </table:table-cell>
          <table:table-cell office:value-type="float" office:value="0.0118820767743717" calcext:value-type="float">
            <text:p>0.0118820768</text:p>
          </table:table-cell>
        </table:table-row>
        <table:table-row table:style-name="ro1">
          <table:table-cell office:value-type="string" calcext:value-type="string">
            <text:p>Farmers' Distress regarding Minimum Support Price for Crops</text:p>
          </table:table-cell>
          <table:table-cell office:value-type="float" office:value="0.0151684617508975" calcext:value-type="float">
            <text:p>0.0151684618</text:p>
          </table:table-cell>
        </table:table-row>
        <table:table-row table:style-name="ro1">
          <table:table-cell office:value-type="string" calcext:value-type="string">
            <text:p>Cultural events related to farmers' distress</text:p>
          </table:table-cell>
          <table:table-cell office:value-type="float" office:value="0.0154308202154101" calcext:value-type="float">
            <text:p>0.0154308202</text:p>
          </table:table-cell>
        </table:table-row>
        <table:table-row table:style-name="ro1">
          <table:table-cell office:value-type="string" calcext:value-type="string">
            <text:p>Protests by farmers</text:p>
          </table:table-cell>
          <table:table-cell office:value-type="float" office:value="0.0177506213753107" calcext:value-type="float">
            <text:p>0.0177506214</text:p>
          </table:table-cell>
        </table:table-row>
        <table:table-row table:style-name="ro1">
          <table:table-cell office:value-type="string" calcext:value-type="string">
            <text:p>Disbursement of Loans and Subsidy by Banks for farmers</text:p>
          </table:table-cell>
          <table:table-cell office:value-type="float" office:value="0.0361709472521403" calcext:value-type="float">
            <text:p>0.0361709473</text:p>
          </table:table-cell>
        </table:table-row>
        <table:table-row table:style-name="ro1">
          <table:table-cell table:style-name="ce3" office:value-type="string" calcext:value-type="string">
            <text:p>Crimes and Suicide in farmer community</text:p>
          </table:table-cell>
          <table:table-cell office:value-type="float" office:value="0.0402927368130351" calcext:value-type="float">
            <text:p>0.0402927368</text:p>
          </table:table-cell>
        </table:table-row>
        <table:table-row table:style-name="ro1">
          <table:table-cell office:value-type="string" calcext:value-type="string">
            <text:p>Irrigation concerns and water pollution affecting farming</text:p>
          </table:table-cell>
          <table:table-cell office:value-type="float" office:value="0.589733499033416" calcext:value-type="float">
            <text:p>0.589733499</text:p>
          </table:table-cell>
        </table:table-row>
      </table:table>
      <table:table table:name="Sheet4" table:style-name="ta1">
        <table:shapes>
          <draw:frame draw:z-index="0" draw:style-name="gr1" draw:text-style-name="P1" svg:width="471.89mm" svg:height="265.07mm" svg:x="4.12mm" svg:y="86.07mm">
            <loext:p draw:notify-on-update-of-ranges="Sheet4.A2:Sheet4.A15 Sheet4.B1:Sheet4.B1 Sheet4.B2:Sheet4.B15 Sheet4.C1:Sheet4.C1 Sheet4.C2:Sheet4.C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</table:table-row>
        <table:table-row table:style-name="ro3">
          <table:table-cell office:value-type="string" calcext:value-type="string">
            <text:p>Disbursement of Loans and Subsidy by Banks for farmers</text:p>
          </table:table-cell>
          <table:table-cell office:value-type="float" office:value="0.122026421432536" calcext:value-type="float">
            <text:p>0.1220264214</text:p>
          </table:table-cell>
          <table:table-cell office:value-type="float" office:value="0.107712532865907" calcext:value-type="float">
            <text:p>0.1077125329</text:p>
          </table:table-cell>
        </table:table-row>
        <table:table-row table:style-name="ro3">
          <table:table-cell office:value-type="string" calcext:value-type="string">
            <text:p>Irrigation concerns and water pollution affecting farming</text:p>
          </table:table-cell>
          <table:table-cell office:value-type="float" office:value="0.0966647418489707" calcext:value-type="float">
            <text:p>0.0966647418</text:p>
          </table:table-cell>
          <table:table-cell office:value-type="float" office:value="0.227651183172656" calcext:value-type="float">
            <text:p>0.2276511832</text:p>
          </table:table-cell>
        </table:table-row>
        <table:table-row table:style-name="ro3">
          <table:table-cell office:value-type="string" calcext:value-type="string">
            <text:p>Loan waiver implementation by State Govts (and opposition's protests regarding the same)</text:p>
          </table:table-cell>
          <table:table-cell office:value-type="float" office:value="0.0752791667649535" calcext:value-type="float">
            <text:p>0.0752791668</text:p>
          </table:table-cell>
          <table:table-cell office:value-type="float" office:value="0.0305433829973707" calcext:value-type="float">
            <text:p>0.030543383</text:p>
          </table:table-cell>
        </table:table-row>
        <table:table-row table:style-name="ro3">
          <table:table-cell office:value-type="string" calcext:value-type="string">
            <text:p>Protests by farmers</text:p>
          </table:table-cell>
          <table:table-cell office:value-type="float" office:value="0.0708678721369039" calcext:value-type="float">
            <text:p>0.0708678721</text:p>
          </table:table-cell>
          <table:table-cell office:value-type="float" office:value="0.0607800175284838" calcext:value-type="float">
            <text:p>0.0607800175</text:p>
          </table:table-cell>
        </table:table-row>
        <table:table-row table:style-name="ro3">
          <table:table-cell office:value-type="string" calcext:value-type="string">
            <text:p>Farmers' Distress regarding Minimum Support Price for Crops</text:p>
          </table:table-cell>
          <table:table-cell office:value-type="float" office:value="0.0563904890256507" calcext:value-type="float">
            <text:p>0.056390489</text:p>
          </table:table-cell>
          <table:table-cell office:value-type="float" office:value="0.028396143733567" calcext:value-type="float">
            <text:p>0.0283961437</text:p>
          </table:table-cell>
        </table:table-row>
        <table:table-row table:style-name="ro3">
          <table:table-cell office:value-type="string" calcext:value-type="string">
            <text:p>Cultural events related to farmers' distress</text:p>
          </table:table-cell>
          <table:table-cell office:value-type="float" office:value="0.0556414529188308" calcext:value-type="float">
            <text:p>0.0556414529</text:p>
          </table:table-cell>
          <table:table-cell office:value-type="float" office:value="0.04079754601227" calcext:value-type="float">
            <text:p>0.040797546</text:p>
          </table:table-cell>
        </table:table-row>
        <table:table-row table:style-name="ro3">
          <table:table-cell office:value-type="string" calcext:value-type="string">
            <text:p>Training programmes and seminars to improve farming in States</text:p>
          </table:table-cell>
          <table:table-cell office:value-type="float" office:value="0.0482709316101602" calcext:value-type="float">
            <text:p>0.0482709316</text:p>
          </table:table-cell>
          <table:table-cell office:value-type="float" office:value="0.0122261174408414" calcext:value-type="float">
            <text:p>0.0122261174</text:p>
          </table:table-cell>
        </table:table-row>
        <table:table-row table:style-name="ro3">
          <table:table-cell office:value-type="string" calcext:value-type="string">
            <text:p>Crimes and Suicide in farmer community</text:p>
          </table:table-cell>
          <table:table-cell office:value-type="float" office:value="0.0424653677236235" calcext:value-type="float">
            <text:p>0.0424653677</text:p>
          </table:table-cell>
          <table:table-cell office:value-type="float" office:value="0.134092900964067" calcext:value-type="float">
            <text:p>0.134092901</text:p>
          </table:table-cell>
        </table:table-row>
        <table:table-row table:style-name="ro3">
          <table:table-cell office:value-type="string" calcext:value-type="string">
            <text:p>Positive effect of climatic conditions on agriculture yield</text:p>
          </table:table-cell>
          <table:table-cell office:value-type="float" office:value="0.0410596049205369" calcext:value-type="float">
            <text:p>0.0410596049</text:p>
          </table:table-cell>
          <table:table-cell office:value-type="float" office:value="0.0242769500438212" calcext:value-type="float">
            <text:p>0.02427695</text:p>
          </table:table-cell>
        </table:table-row>
        <table:table-row table:style-name="ro3">
          <table:table-cell office:value-type="string" calcext:value-type="string">
            <text:p>Politics in Maharashtra/Punjab over Compensation and Loan waiver for farmers</text:p>
          </table:table-cell>
          <table:table-cell office:value-type="float" office:value="0.0198620485805051" calcext:value-type="float">
            <text:p>0.0198620486</text:p>
          </table:table-cell>
          <table:table-cell office:value-type="float" office:value="0.014943032427695" calcext:value-type="float">
            <text:p>0.0149430324</text:p>
          </table:table-cell>
        </table:table-row>
        <table:table-row table:style-name="ro3">
          <table:table-cell office:value-type="string" calcext:value-type="string">
            <text:p>District Administration and farmers Issues</text:p>
          </table:table-cell>
          <table:table-cell office:value-type="float" office:value="0.0189953089488859" calcext:value-type="float">
            <text:p>0.0189953089</text:p>
          </table:table-cell>
          <table:table-cell office:value-type="float" office:value="0.00245398773006135" calcext:value-type="float">
            <text:p>0.0024539877</text:p>
          </table:table-cell>
        </table:table-row>
        <table:table-row table:style-name="ro3">
          <table:table-cell office:value-type="string" calcext:value-type="string">
            <text:p>Opposition's protests and concerns on problems related to farmers (including Demonetization)</text:p>
          </table:table-cell>
          <table:table-cell office:value-type="float" office:value="0.0188710161930203" calcext:value-type="float">
            <text:p>0.0188710162</text:p>
          </table:table-cell>
          <table:table-cell office:value-type="float" office:value="0.0258106923751096" calcext:value-type="float">
            <text:p>0.0258106924</text:p>
          </table:table-cell>
        </table:table-row>
        <table:table-row table:style-name="ro3">
          <table:table-cell office:value-type="string" calcext:value-type="string">
            <text:p>Educational Drives and Social Awareness on Farmer's Distress</text:p>
          </table:table-cell>
          <table:table-cell office:value-type="float" office:value="0.0106183202046164" calcext:value-type="float">
            <text:p>0.0106183202</text:p>
          </table:table-cell>
          <table:table-cell office:value-type="float" office:value="0.00736196319018405" calcext:value-type="float">
            <text:p>0.0073619632</text:p>
          </table:table-cell>
        </table:table-row>
        <table:table-row table:style-name="ro3">
          <table:table-cell office:value-type="string" calcext:value-type="string">
            <text:p>Variation in Crop Prices with monsoon season</text:p>
          </table:table-cell>
          <table:table-cell office:value-type="float" office:value="0.000972227504304964" calcext:value-type="float">
            <text:p>0.0009722275</text:p>
          </table:table-cell>
          <table:table-cell office:value-type="float" office:value="0.000262927256792287" calcext:value-type="float">
            <text:p>0.0002629273</text:p>
          </table:table-cell>
        </table:table-row>
      </table:table>
      <table:named-expressions/>
      <table:database-ranges>
        <table:database-range table:name="__Anonymous_Sheet_DB__0" table:target-range-address="final1.A1:final1.B1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final2.A1:final2.B1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inal3.A1:final3.B14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Sheet4.A1:Sheet4.C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1:42:28.712336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1:42:54.707447708</dc:date>
    <meta:generator>LibreOffice/5.1.4.2$Linux_X86_64 LibreOffice_project/10m0$Build-2</meta:generator>
    <meta:editing-duration>PT23M56S</meta:editing-duration>
    <meta:editing-cycles>15</meta:editing-cycles>
    <meta:document-statistic meta:table-count="4" meta:cell-count="1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486cm" svg:height="21.835cm" xlink:href=".." xlink:type="simple" chart:class="chart:bar" chart:style-name="ch1">
        <chart:title svg:x="24.177cm" svg:y="0.139cm" chart:style-name="ch2">
          <text:p>Mass Media</text:p>
        </chart:title>
        <chart:plot-area chart:style-name="ch3" table:cell-range-address="final1.A1:final1.B14" chart:data-source-has-labels="column" svg:x="2.927cm" svg:y="1.369cm" svg:width="40.731cm" svg:height="20.018cm">
          <chartooo:coordinate-region svg:x="10.302cm" svg:y="1.648cm" svg:width="33.356cm" svg:height="5.982cm"/>
          <chart:axis chart:dimension="x" chart:name="primary-x" chart:style-name="ch4" chartooo:axis-type="auto">
            <chartooo:date-scale/>
            <chart:categories table:cell-range-address="final1.A1:final1.A14"/>
          </chart:axis>
          <chart:axis chart:dimension="y" chart:name="primary-y" chart:style-name="ch5">
            <chart:title svg:x="6.86cm" svg:y="7.921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1.B1:final1.B14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Variation in Crop Prices with monsoon season</text:p>
                <draw:g>
                  <svg:desc>final1.A1:final1.A14</svg:desc>
                </draw:g>
              </table:table-cell>
              <table:table-cell office:value-type="float" office:value="0.000972227504304964">
                <text:p>0.000972227504304964</text:p>
                <draw:g>
                  <svg:desc>final1.B1:final1.B14</svg:desc>
                </draw:g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106183202046164">
                <text:p>0.0106183202046164</text:p>
              </table:table-cell>
            </table:table-row>
            <table:table-row>
              <table:table-cell office:value-type="string">
                <text:p>Opposition's protests and concerns on problems related to farmers (including Demonetization)</text:p>
              </table:table-cell>
              <table:table-cell office:value-type="float" office:value="0.0188710161930203">
                <text:p>0.0188710161930203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189953089488859">
                <text:p>0.0189953089488859</text:p>
              </table:table-cell>
            </table:table-row>
            <table:table-row>
              <table:table-cell office:value-type="string">
                <text:p>Politics in Maharashtra/Punjab over Compensation and Loan waiver for farmers</text:p>
              </table:table-cell>
              <table:table-cell office:value-type="float" office:value="0.0198620485805051">
                <text:p>0.0198620485805051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410596049205369">
                <text:p>0.0410596049205369</text:p>
              </table:table-cell>
            </table:table-row>
            <table:table-row>
              <table:table-cell office:value-type="string">
                <text:p>Crimes and Suicide in farmer community</text:p>
              </table:table-cell>
              <table:table-cell office:value-type="float" office:value="0.0424653677236235">
                <text:p>0.0424653677236235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482709316101602">
                <text:p>0.0482709316101602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556414529188308">
                <text:p>0.0556414529188308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563904890256507">
                <text:p>0.0563904890256507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708678721369039">
                <text:p>0.0708678721369039</text:p>
              </table:table-cell>
            </table:table-row>
            <table:table-row>
              <table:table-cell office:value-type="string">
                <text:p>Loan waiver implementation by State Govts (and opposition's protests regarding the same)</text:p>
              </table:table-cell>
              <table:table-cell office:value-type="float" office:value="0.0752791667649535">
                <text:p>0.0752791667649535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966647418489707">
                <text:p>0.0966647418489707</text:p>
              </table:table-cell>
            </table:table-row>
            <table:table-row>
              <table:table-cell office:value-type="string">
                <text:p>Disbursement of Loans and Subsidy by Banks for farmers</text:p>
              </table:table-cell>
              <table:table-cell office:value-type="float" office:value="0.122026421432536">
                <text:p>0.122026421432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633cm" svg:height="21.835cm" xlink:href=".." xlink:type="simple" chart:class="chart:bar" chart:style-name="ch1">
        <chart:title svg:x="23.73cm" svg:y="0.14cm" chart:style-name="ch2">
          <text:p>TweetFol</text:p>
        </chart:title>
        <chart:plot-area chart:style-name="ch3" table:cell-range-address="final2.A1:final2.B14" chart:data-source-has-labels="column" svg:x="4.685cm" svg:y="1.369cm" svg:width="38.172cm" svg:height="20.018cm">
          <chartooo:coordinate-region svg:x="10.113cm" svg:y="1.648cm" svg:width="32.744cm" svg:height="5.982cm"/>
          <chart:axis chart:dimension="x" chart:name="primary-x" chart:style-name="ch4" chartooo:axis-type="auto">
            <chartooo:date-scale/>
            <chart:categories table:cell-range-address="final2.A1:final2.A14"/>
          </chart:axis>
          <chart:axis chart:dimension="y" chart:name="primary-y" chart:style-name="ch5">
            <chart:title svg:x="6.598cm" svg:y="7.602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2.B1:final2.B14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Variation in Crop Prices with monsoon season</text:p>
                <draw:g>
                  <svg:desc>final2.A1:final2.A14</svg:desc>
                </draw:g>
              </table:table-cell>
              <table:table-cell office:value-type="float" office:value="0.000262927256792287">
                <text:p>0.000262927256792287</text:p>
                <draw:g>
                  <svg:desc>final2.B1:final2.B14</svg:desc>
                </draw:g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0245398773006135">
                <text:p>0.00245398773006135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0736196319018405">
                <text:p>0.00736196319018405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122261174408414">
                <text:p>0.0122261174408414</text:p>
              </table:table-cell>
            </table:table-row>
            <table:table-row>
              <table:table-cell office:value-type="string">
                <text:p>Politics in Maharashtra/Punjab over Compensation and Loan waiver for farmers</text:p>
              </table:table-cell>
              <table:table-cell office:value-type="float" office:value="0.014943032427695">
                <text:p>0.014943032427695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242769500438212">
                <text:p>0.0242769500438212</text:p>
              </table:table-cell>
            </table:table-row>
            <table:table-row>
              <table:table-cell office:value-type="string">
                <text:p>Opposition's protests and concerns on problems related to farmers (including Demonetization)</text:p>
              </table:table-cell>
              <table:table-cell office:value-type="float" office:value="0.0258106923751096">
                <text:p>0.0258106923751096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28396143733567">
                <text:p>0.028396143733567</text:p>
              </table:table-cell>
            </table:table-row>
            <table:table-row>
              <table:table-cell office:value-type="string">
                <text:p>Loan waiver implementation by State Govts (and opposition's protests regarding the same)</text:p>
              </table:table-cell>
              <table:table-cell office:value-type="float" office:value="0.0305433829973707">
                <text:p>0.0305433829973707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4079754601227">
                <text:p>0.04079754601227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607800175284838">
                <text:p>0.0607800175284838</text:p>
              </table:table-cell>
            </table:table-row>
            <table:table-row>
              <table:table-cell office:value-type="string">
                <text:p>Disbursement of Loans and Subsidy by Banks for farmers</text:p>
              </table:table-cell>
              <table:table-cell office:value-type="float" office:value="0.107712532865907">
                <text:p>0.107712532865907</text:p>
              </table:table-cell>
            </table:table-row>
            <table:table-row>
              <table:table-cell office:value-type="string">
                <text:p>Crimes and Suicide in farmer community</text:p>
              </table:table-cell>
              <table:table-cell office:value-type="float" office:value="0.134092900964067">
                <text:p>0.134092900964067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227651183172656">
                <text:p>0.227651183172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348cm" svg:height="21.835cm" xlink:href=".." xlink:type="simple" chart:class="chart:bar" chart:style-name="ch1">
        <chart:title svg:x="24.097cm" svg:y="0.141cm" chart:style-name="ch2">
          <text:p>TweetURL</text:p>
        </chart:title>
        <chart:plot-area chart:style-name="ch3" table:cell-range-address="final3.A1:final3.B14" chart:data-source-has-labels="column" svg:x="4.824cm" svg:y="1.368cm" svg:width="38.704cm" svg:height="20.019cm">
          <chartooo:coordinate-region svg:x="10.271cm" svg:y="1.648cm" svg:width="33.257cm" svg:height="5.982cm"/>
          <chart:axis chart:dimension="x" chart:name="primary-x" chart:style-name="ch4" chartooo:axis-type="auto">
            <chartooo:date-scale/>
            <chart:categories table:cell-range-address="final3.A1:final3.A14"/>
          </chart:axis>
          <chart:axis chart:dimension="y" chart:name="primary-y" chart:style-name="ch5">
            <chart:title svg:x="6.702cm" svg:y="7.6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3.B1:final3.B14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Variation in Crop Prices with monsoon season</text:p>
                <draw:g>
                  <svg:desc>final3.A1:final3.A14</svg:desc>
                </draw:g>
              </table:table-cell>
              <table:table-cell office:value-type="float" office:value="0.0000552333609500138">
                <text:p>0.0000552333609500138</text:p>
                <draw:g>
                  <svg:desc>final3.B1:final3.B14</svg:desc>
                </draw:g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0187793427230047">
                <text:p>0.00187793427230047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0247169290251312">
                <text:p>0.00247169290251312</text:p>
              </table:table-cell>
            </table:table-row>
            <table:table-row>
              <table:table-cell office:value-type="string">
                <text:p>Politics in Maharashtra/Punjab over Compensation and Loan waiver for farmers</text:p>
              </table:table-cell>
              <table:table-cell office:value-type="float" office:value="0.00456365644849489">
                <text:p>0.00456365644849489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0643468655067661">
                <text:p>0.00643468655067661</text:p>
              </table:table-cell>
            </table:table-row>
            <table:table-row>
              <table:table-cell office:value-type="string">
                <text:p>Opposition's protests and concerns on problems related to farmers (including Demonetization)</text:p>
              </table:table-cell>
              <table:table-cell office:value-type="float" office:value="0.00869235017950842">
                <text:p>0.00869235017950842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0892709196354598">
                <text:p>0.00892709196354598</text:p>
              </table:table-cell>
            </table:table-row>
            <table:table-row>
              <table:table-cell office:value-type="string">
                <text:p>Loan waiver implementation by State Govts (and opposition's protests regarding the same)</text:p>
              </table:table-cell>
              <table:table-cell office:value-type="float" office:value="0.0118820767743717">
                <text:p>0.0118820767743717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151684617508975">
                <text:p>0.0151684617508975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154308202154101">
                <text:p>0.0154308202154101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177506213753107">
                <text:p>0.0177506213753107</text:p>
              </table:table-cell>
            </table:table-row>
            <table:table-row>
              <table:table-cell office:value-type="string">
                <text:p>Disbursement of Loans and Subsidy by Banks for farmers</text:p>
              </table:table-cell>
              <table:table-cell office:value-type="float" office:value="0.0361709472521403">
                <text:p>0.0361709472521403</text:p>
              </table:table-cell>
            </table:table-row>
            <table:table-row>
              <table:table-cell office:value-type="string">
                <text:p>Crimes and Suicide in farmer community</text:p>
              </table:table-cell>
              <table:table-cell office:value-type="float" office:value="0.0402927368130351">
                <text:p>0.0402927368130351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589733499033416">
                <text:p>0.589733499033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19cm" svg:height="26.508cm" xlink:href=".." xlink:type="simple" chart:class="chart:bar" chart:style-name="ch1">
        <chart:legend svg:x="38.61cm" svg:y="7.736cm" style:legend-expansion="custom" chartooo:width="4.907cm" chartooo:height="2.013cm" style:legend-expansion-aspect-ratio="2.43765524093393" chart:style-name="ch2"/>
        <chart:plot-area chart:style-name="ch3" table:cell-range-address="Sheet4.A2:Sheet4.C15 Sheet4.B1:Sheet4.C1" chart:data-source-has-labels="both" svg:x="-1.585cm" svg:y="1.897cm" svg:width="37.894cm" svg:height="23.929cm">
          <chartooo:coordinate-region svg:x="8.114cm" svg:y="2.176cm" svg:width="28.195cm" svg:height="7.945cm"/>
          <chart:axis chart:dimension="x" chart:name="primary-x" chart:style-name="ch4" chartooo:axis-type="auto">
            <chartooo:date-scale/>
            <chart:categories table:cell-range-address="Sheet4.A2:Sheet4.A15"/>
          </chart:axis>
          <chart:axis chart:dimension="y" chart:name="primary-y" chart:style-name="ch5">
            <chart:title svg:x="4.458cm" svg:y="9.174cm" chart:style-name="ch6">
              <text:p>Relative Coverage</text:p>
            </chart:title>
            <chart:grid chart:style-name="ch7" chart:class="major"/>
          </chart:axis>
          <chart:series chart:style-name="ch8" chart:values-cell-range-address="Sheet4.B2:Sheet4.B15" chart:label-cell-address="Sheet4.B1:Sheet4.B1" chart:class="chart:bar">
            <chart:data-point chart:repeated="14"/>
          </chart:series>
          <chart:series chart:style-name="ch9" chart:values-cell-range-address="Sheet4.C2:Sheet4.C15" chart:label-cell-address="Sheet4.C1:Sheet4.C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Sheet4.B1:Sheet4.B1</svg:desc>
                </draw:g>
              </table:table-cell>
              <table:table-cell office:value-type="string">
                <text:p>TweetFol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bursement of Loans and Subsidy by Banks for farmers</text:p>
                <draw:g>
                  <svg:desc>Sheet4.A2:Sheet4.A15</svg:desc>
                </draw:g>
              </table:table-cell>
              <table:table-cell office:value-type="float" office:value="0.122026421432536">
                <text:p>0.122026421432536</text:p>
                <draw:g>
                  <svg:desc>Sheet4.B2:Sheet4.B15</svg:desc>
                </draw:g>
              </table:table-cell>
              <table:table-cell office:value-type="float" office:value="0.107712532865907">
                <text:p>0.107712532865907</text:p>
                <draw:g>
                  <svg:desc>Sheet4.C2:Sheet4.C15</svg:desc>
                </draw:g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966647418489707">
                <text:p>0.0966647418489707</text:p>
              </table:table-cell>
              <table:table-cell office:value-type="float" office:value="0.227651183172656">
                <text:p>0.227651183172656</text:p>
              </table:table-cell>
            </table:table-row>
            <table:table-row>
              <table:table-cell office:value-type="string">
                <text:p>Loan waiver implementation by State Govts (and opposition's protests regarding the same)</text:p>
              </table:table-cell>
              <table:table-cell office:value-type="float" office:value="0.0752791667649535">
                <text:p>0.0752791667649535</text:p>
              </table:table-cell>
              <table:table-cell office:value-type="float" office:value="0.0305433829973707">
                <text:p>0.0305433829973707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708678721369039">
                <text:p>0.0708678721369039</text:p>
              </table:table-cell>
              <table:table-cell office:value-type="float" office:value="0.0607800175284838">
                <text:p>0.0607800175284838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563904890256507">
                <text:p>0.0563904890256507</text:p>
              </table:table-cell>
              <table:table-cell office:value-type="float" office:value="0.028396143733567">
                <text:p>0.028396143733567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556414529188308">
                <text:p>0.0556414529188308</text:p>
              </table:table-cell>
              <table:table-cell office:value-type="float" office:value="0.04079754601227">
                <text:p>0.04079754601227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482709316101602">
                <text:p>0.0482709316101602</text:p>
              </table:table-cell>
              <table:table-cell office:value-type="float" office:value="0.0122261174408414">
                <text:p>0.0122261174408414</text:p>
              </table:table-cell>
            </table:table-row>
            <table:table-row>
              <table:table-cell office:value-type="string">
                <text:p>Crimes and Suicide in farmer community</text:p>
              </table:table-cell>
              <table:table-cell office:value-type="float" office:value="0.0424653677236235">
                <text:p>0.0424653677236235</text:p>
              </table:table-cell>
              <table:table-cell office:value-type="float" office:value="0.134092900964067">
                <text:p>0.134092900964067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410596049205369">
                <text:p>0.0410596049205369</text:p>
              </table:table-cell>
              <table:table-cell office:value-type="float" office:value="0.0242769500438212">
                <text:p>0.0242769500438212</text:p>
              </table:table-cell>
            </table:table-row>
            <table:table-row>
              <table:table-cell office:value-type="string">
                <text:p>Politics in Maharashtra/Punjab over Compensation and Loan waiver for farmers</text:p>
              </table:table-cell>
              <table:table-cell office:value-type="float" office:value="0.0198620485805051">
                <text:p>0.0198620485805051</text:p>
              </table:table-cell>
              <table:table-cell office:value-type="float" office:value="0.014943032427695">
                <text:p>0.014943032427695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189953089488859">
                <text:p>0.0189953089488859</text:p>
              </table:table-cell>
              <table:table-cell office:value-type="float" office:value="0.00245398773006135">
                <text:p>0.00245398773006135</text:p>
              </table:table-cell>
            </table:table-row>
            <table:table-row>
              <table:table-cell office:value-type="string">
                <text:p>Opposition's protests and concerns on problems related to farmers (including Demonetization)</text:p>
              </table:table-cell>
              <table:table-cell office:value-type="float" office:value="0.0188710161930203">
                <text:p>0.0188710161930203</text:p>
              </table:table-cell>
              <table:table-cell office:value-type="float" office:value="0.0258106923751096">
                <text:p>0.0258106923751096</text:p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106183202046164">
                <text:p>0.0106183202046164</text:p>
              </table:table-cell>
              <table:table-cell office:value-type="float" office:value="0.00736196319018405">
                <text:p>0.00736196319018405</text:p>
              </table:table-cell>
            </table:table-row>
            <table:table-row>
              <table:table-cell office:value-type="string">
                <text:p>Variation in Crop Prices with monsoon season</text:p>
              </table:table-cell>
              <table:table-cell office:value-type="float" office:value="0.000972227504304964">
                <text:p>0.000972227504304964</text:p>
              </table:table-cell>
              <table:table-cell office:value-type="float" office:value="0.000262927256792287">
                <text:p>0.0002629272567922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